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Grzybobranie</text:h>
      <text:p text:style-name="Standard">Pewnego dnia jakiś znajomy zatrzymał mnie i powiedział ze złością w głosie:</text:p>
      <text:list xml:id="list871986745" text:style-name="L1">
        <text:list-item>
          <text:p text:style-name="P3">Za 2 dni grzybsoniada a moje Atari leży w strzępach.</text:p>
        </text:list-item>
        <text:list-item>
          <text:p text:style-name="P3">No to masz problem ziom. Bez Atari i z taką twarzą to tam nie włażą !</text:p>
        </text:list-item>
        <text:list-item>
          <text:p text:style-name="P3">Masz racje wszystko stracone. Idę na grzyby bo pomimo ze nie mają żadnych odżywczych składników to są smaczne.</text:p>
        </text:list-item>
        <text:list-item>
          <text:p text:style-name="P3">Bój się Boga w tvnie mówili ze nie wolno zbierać grzybów bo można się zatruć. </text:p>
        </text:list-item>
        <text:list-item>
          <text:p text:style-name="P3">Nie oglądam masońskiej telewizji tvnu nie pamiętasz jak rok temu szkalowali maryjny plac ?</text:p>
        </text:list-item>
        <text:list-item>
          <text:p text:style-name="P3">W pełni się z tobą zgadzam. Muszę już uciekać aby przyszykować moje Atari na grzybsoniade.</text:p>
        </text:list-item>
        <text:list-item>
          <text:p text:style-name="P3">Trzymaj się !!</text:p>
        </text:list-item>
        <text:list-item>
          <text:p text:style-name="P3">Czus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Jacek Haponik i Krzysztof Gołąb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03T13:48:13</dc:date>
    <meta:editing-duration>PT00H18M55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1" meta:paragraph-count="11" meta:word-count="118" meta:character-count="635"/>
  </office:meta>
</office:document-meta>
</file>